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 Unicode MS" svg:font-family="'Liberation Sans Unicode MS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 style:writing-mode="lr-tb"/>
      <style:text-properties style:font-name="Liberation Sans1"/>
    </style:style>
    <style:style style:name="P2" style:family="paragraph" style:parent-style-name="Text_20_body">
      <style:paragraph-properties fo:margin-top="0in" fo:margin-bottom="0.1965in" style:contextual-spacing="false" fo:text-align="justify" style:justify-single-word="false" style:writing-mode="lr-tb"/>
      <style:text-properties style:font-name="Liberation Sans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  <text:p text:style-name="P2">TAREA 6. ENTORNOS DE DESARROLLO</text:p>
      <text:p text:style-name="P1"><text:span text:style-name="T1">Enunciado.</text:span></text:p>
      <text:p text:style-name="P2"><text:span text:style-name="T1">Casos de uso.<text:line-break/></text:span>El <text:span text:style-name="T1">responsable de almacén </text:span>tiene como única tarea servir los pedidos de los <text:span text:style-name="T1">socios</text:span>. Aparece en el</text:p>
      <text:p text:style-name="P2">caso de uso "Cumplimentar pedidos". Si bien es una tarea complicada que se corresponde con la<text:line-break/>siguiente descripción:</text:p>
      <text:p text:style-name="P2">El responsable de almacén revisa a diario los pedidos almacenados en el sistema para cumplimentarlos<text:line-break/>y enviarlos. El proceso consta de varios pasos:</text:p>
      <text:p text:style-name="P2">1. El responsable <text:span text:style-name="T1">recupera la lista de pedidos </text:span>pendientes.<text:line-break/>2. Selecciona el más <text:span text:style-name="T1">antiguo</text:span>.<text:line-break/>3. <text:span text:style-name="T1">Busca los artículos que lo componen </text:span>en el almacén para genera el paquete y <text:span text:style-name="T1">disminuye el</text:span></text:p>
      <text:p text:style-name="P2"><text:span text:style-name="T1">stock de los artículos</text:span>.<text:line-break/>4. Cuando reúne todos los artículos <text:span text:style-name="T1">los empaqueta para enviarlos </text:span>al socio indicando al sistema</text:p>
      <text:p text:style-name="P2">que ya puede <text:span text:style-name="T1">añadir el pedido a la ruta </text:span>que le corresponde según la población del socio que<text:line-break/>ha hecho el pedido.</text:p>
      <text:p text:style-name="P2">5. Como con los artículos comprados se debe adjuntar <text:span text:style-name="T1">un albarán con el resumen del pedido</text:span>,<text:line-break/>se genera este albarán automáticamente.</text:p>
      <text:p text:style-name="P2">6. El sistema debe indicar al responsable de almacén en que zona tiene que almacenar el pedido<text:line-break/>mientras llega el día de hacer el reparto.</text:p>
      <text:p text:style-name="P2">7. Cambiar el estado del pedido a "almacén".</text:p>
      <text:p text:style-name="P2">Contemplar como <text:span text:style-name="T1">caso alternativo </text:span>que <text:span text:style-name="T1">no haya artículos disponibles </text:span>en el almacén, en cuyo<text:line-break/>caso se realiza una petición a fábrica.</text:p>
      <text:p text:style-name="P2">Tu tarea consiste en elaborar la documentación del caso de uso "Cumplimentar pedidos"<text:line-break/>rellenando los siguientes apartados:</text:p>
      <text:p text:style-name="P2"> Nombre.<text:line-break/> Actores.<text:line-break/> Propósito.<text:line-break/> Precondiciones.<text:line-break/> Flujo normal.</text:p>
      <text:p text:style-name="P2">2</text:p>
      <text:p text:style-name="P2"> Flujo alternativo.<text:line-break/> Postcondiciones.</text:p>
      <text:p text:style-name="P2"><text:soft-page-break/><text:span text:style-name="T1">Flujo de eventos normal para el caso Cumplimentar pedido<text:line-break/>Nombre </text:span>Cumplimentar pedidos</text:p>
      <text:p text:style-name="P2"><text:span text:style-name="T1">Actores </text:span>Empleado del almacén, socios, responsable del almacén</text:p>
      <text:p text:style-name="P2"><text:span text:style-name="T1">Fecha </text:span>29 de Abril de 2020</text:p>
      <text:p text:style-name="P1"><text:span text:style-name="T1">Propósito</text:span></text:p>
      <text:p text:style-name="P2">El responsable de almacén sirve los pedidos de los socios. Para ello tiene que<text:line-break/>revisar los pedidos del sistema, cumplimentarlos y enviarlos. Debe crear el<text:line-break/>pedido con los artículos y bajar el stock de los productos. Escoger la ruta del<text:line-break/>pedido en función de la población del socio, generar un albarán, indicar al<text:line-break/>responsable del almacén dónde almacenar el pedido hasta el reparto y<text:line-break/>cambiar el estado del pedido a “almacén”</text:p>
      <text:p text:style-name="P2"><text:span text:style-name="T1">Precondiciones<text:line-break/></text:span>Contar con el stock de productos suficiente<text:line-break/>El usuario debe estar registrado<text:line-break/>Los datos del cliente son correctos (dirección y bancarios)</text:p>
      <text:p text:style-name="P2"><text:span text:style-name="T1">Postcondiciones </text:span>Se crea un pedido con los datos del usuario registrado en el sistema y el<text:line-break/>albarán correspondiente</text:p>
      <text:p text:style-name="P1"><text:span text:style-name="T1">Flujo normal</text:span></text:p>
      <text:p text:style-name="P1"><text:span text:style-name="T1">Actor de entrada Respuesta del sistema</text:span></text:p>
      <text:p text:style-name="P2"><text:span text:style-name="T1">1 </text:span>Solicitar los pedidos pendientes</text:p>
      <text:p text:style-name="P2"><text:span text:style-name="T1">2 </text:span>Listado de pedidos pendientes</text:p>
      <text:p text:style-name="P2"><text:span text:style-name="T1">3 </text:span>Filtrar por el pedido más antiguo</text:p>
      <text:p text:style-name="P2"><text:span text:style-name="T1">4 </text:span>Muestra el pedido pendiente con la fecha más antigua</text:p>
      <text:p text:style-name="P2"><text:span text:style-name="T1">5 </text:span>Buscar los artículos del pedido</text:p>
      <text:p text:style-name="P2"><text:span text:style-name="T1">6 </text:span>Comprobar que hay suficiente stock para realizar el pedido y restar el stock en el sistema</text:p>
      <text:p text:style-name="P2"><text:span text:style-name="T1">7 </text:span>Producto con el stock disminuido</text:p>
      <text:p text:style-name="P2">Repetir el proceso con todos los artículos que forman el pedido</text:p>
      <text:p text:style-name="P2">3</text:p>
      <text:p text:style-name="P2">Empaquetar los artículos</text:p>
      <text:p text:style-name="P2">Cambiar el estado del pedido a “listo para enviar”</text:p>
      <text:p text:style-name="P2">Seleccionar la ruta del pedido en función de la población del socio</text:p>
      <text:p text:style-name="P2"><text:soft-page-break/>Generación del albarán del pedido</text:p>
      <text:p text:style-name="P2">Indicar al responsable del almacén dónde almacenar el pedido</text:p>
      <text:p text:style-name="P2">Cambiar el estado a “almacén”</text:p>
      <text:p text:style-name="P2">Almacenamiento del pedido en la zona indicada por el programa</text:p>
      <text:p text:style-name="P2">Repetir el proceso con todos los pedidos pendientes</text:p>
      <text:p text:style-name="P1"><text:span text:style-name="T1">Flujo alternativo: “no hay stock del producto”</text:span></text:p>
      <text:p text:style-name="P1"><text:span text:style-name="T1">Actor de entrada Respuesta del sistema</text:span></text:p>
      <text:p text:style-name="P2"><text:span text:style-name="T1">1 </text:span>Solicitar los pedidos pendientes</text:p>
      <text:p text:style-name="P2"><text:span text:style-name="T1">2 </text:span>Listado de pedidos pendientes</text:p>
      <text:p text:style-name="P2"><text:span text:style-name="T1">3 </text:span>Filtrar por el pedido más antiguo</text:p>
      <text:p text:style-name="P2"><text:span text:style-name="T1">4 </text:span>Muestra el pedido pendiente con la fecha más antigua</text:p>
      <text:p text:style-name="P2">Buscar los artículos del pedido</text:p>
      <text:p text:style-name="P2">Comprobar el stock de los productos</text:p>
      <text:p text:style-name="P2">Producto con el stock disponible</text:p>
      <text:p text:style-name="P2">Hacer un pedido a fábrica de los productos sin stock</text:p>
      <text:p text:style-name="P2">Guardar el pedido realizado</text:p>
      <text:p text:style-name="P2">Repetir este proceso por cada producto sin stock sino realizar el caso normal</text:p>
      <text:p text:style-name="P2"/>
      <text:p text:style-name="P1"><text:span text:style-name="T1">Elabora el diagrama de secuencia para el caso de uso "Cumplimentar<text:line-break/>pedidos".</text:span></text:p>
      <text:p text:style-name="P1"><text:span text:style-name="T1">Elabora el diagrama de colaboración para el caso de uso "Cumplimentar<text:line-break/>pedidos".</text:span></text:p>
      <text:p text:style-name="P2">Repetir con todos los productos</text:p>
      <text:p text:style-name="P2">Repetir con todos los pedidos</text:p>
      <text:p text:style-name="P2"/>
      <text:p text:style-name="P1"><text:span text:style-name="T1">Elaborar el diagrama de actividad para el caso de uso "Cumplimentar pedidos".</text:span></text:p>
      <text:p text:style-name="P2"/>
      <text:p text:style-name="P1"><text:soft-page-break/><text:span text:style-name="T1">Describe a qué objeto puede corresponder el siguiente diagrama de<text:line-break/>transición de estados indicando cual es la funcionalidad que representa:</text:span></text:p>
      <text:p text:style-name="P2">Este diagrama representa el funcionamiento de un aire acondicionado. El proceso comienza<text:line-break/>cuando el aire se encuentra en estado “ocioso” es decir, apagado, donde podremos ponerlo en<text:line-break/>marcha seleccionado la temperatura deseada. Si la temperatura actual es mayor que la deseada el aire acondicionado comienza a enfriar la estancia llamando a la función iniciarVentilador() que comienza el proceso con una mayor potencia para enfriar más rápido la zona. Una vez que la temperatura vaya disminuyendo se llama a la función enfriar() que sigue haciendo que el aire frio salga pero a una mejor potencia. Finalmente, si la temperatura es más igual a la temperatura deseada el aire acondicionado vuelve al estado “ocioso”. Si la temperatura es más baja de lo deseado se llama a la función iniciarCalentador() hasta alcanzar la temperatura deseada.</text:p>
      <text:p text:style-name="P2">El proceso si la temperatura es más baja que la deseada sería similar pero llamando a la función<text:line-break/>iniciarCalentador() que calentaría la estancia hasta alcanzar la temperatura deseada y cuando lo<text:line-break/>consiga se volvería al estado ocioso hasta que le temperatura disminuya y vuelva otra vez a iniciars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 Unicode MS" svg:font-family="'Liberation Sans Unicode MS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Arial Unicode MS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874in" style:writing-mode="page"/>
      <style:text-properties style:use-window-font-color="true" loext:opacity="0%" style:font-name="Liberation Serif" fo:font-size="12pt" fo:language="en" fo:country="US" style:letter-kerning="false" style:font-name-asian="Arial Unicode MS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font-name-asian="Arial Unicode MS" style:font-family-asian="'Arial Unicode MS'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class="text">
      <style:text-properties style:font-name="Liberation Sans Unicode MS" fo:font-family="'Liberation Sans Unicode MS'" style:font-family-generic="swiss" style:font-pitch="variable" fo:font-size="24pt" fo:font-weight="bold" style:font-size-asian="24pt" style:font-weight-asian="bold" style:font-size-complex="2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/>
      <style:text-properties fo:font-size="6pt" style:font-size-asian="6pt"/>
    </style:style>
    <style:style style:name="Sender" style:family="paragraph" style:parent-style-name="Standard" style:class="extra">
      <style:text-properties fo:font-style="italic" style:font-style-asian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2</meta:editing-cycles>
    <meta:editing-duration>PT10M50S</meta:editing-duration>
    <meta:generator>LibreOffice/7.3.7.2$Linux_X86_64 LibreOffice_project/30$Build-2</meta:generator>
    <dc:date>2024-04-19T14:18:34.163960497</dc:date>
    <meta:document-statistic meta:table-count="0" meta:image-count="0" meta:object-count="0" meta:page-count="4" meta:paragraph-count="63" meta:word-count="853" meta:character-count="5212" meta:non-whitespace-character-count="4422"/>
    <meta:user-defined meta:name="AppVersion">15.0000</meta:user-defined>
  </office:meta>
</office:document-meta>
</file>